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Linsenlasagn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sagneplatten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Pc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te Linsen</text:p>
          </table:table-cell>
          <table:table-cell table:formula="of:=50*[.$B$3]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ree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Stang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eischtomaten oder Tomatenpüree</text:p>
          </table:table-cell>
          <table:table-cell table:formula="of:=0.75*[.$B$3]" office:value-type="float" office:value="3" calcext:value-type="float">
            <text:p>3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rotten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</text:p>
          </table:table-cell>
          <table:table-cell table:formula="of:=0.75*[.$B$3]"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müsebrühe</text:p>
          </table:table-cell>
          <table:table-cell table:formula="of:=125*[.$B$3]"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rbeerblatt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me fraiche</text:p>
          </table:table-cell>
          <table:table-cell table:formula="of:=50*[.$B$3]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äse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" office:value-type="string" calcext:value-type="string">
            <text:p>1) Den Lauch putzen, der Länge nach halbieren und in feine Streifen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Tomaten häuten, grob würfeln, die Karotten schälen und fein hack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In einer Pfanne 1 EL Butter erhitzen, das geschnittene Gemüse darin anbra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Die Linsen mit einem Lorbeerblatt dazugeben und ebenfalls anbra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Mit der Gemüsebrühe aufgießen und 15 Minuten köcheln lass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Das Linsengemüse mit 100 g Crème fraîche, Essig, Salz, Pfeffer und Chili abschmecken. <text:s/>Aufgieß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7) Eine Auflaufform ausfetten, etwas Linsengemüse einfüllen und Lasagneblätter darüberlegen. Danach den Vorgang so lange wiederholen, bis die Zutaten aufgebraucht sind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8) 100 g Crème fraîche mit 2 EL Butter und geriebenem Käse vermischen und als oberste Schicht auf die Lasagne auftragen.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9) Die Linsenlasagne auf der mittleren Schiene im Rohr bei 180 °C in 30 Minuten goldbraun backe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9:36:09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0-11-13T19:43:09.688000000</dc:date>
    <meta:editing-duration>PT1H21M47S</meta:editing-duration>
    <meta:editing-cycles>19</meta:editing-cycles>
    <meta:document-statistic meta:table-count="1" meta:cell-count="43" meta:object-count="0"/>
  </office:meta>
</office:document-meta>
</file>